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ReadingQuiz1</text:p>
          </table:table-cell>
          <table:table-cell office:value-type="string" calcext:value-type="string">
            <text:p>Journal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Journal2</text:p>
          </table:table-cell>
          <table:table-cell office:value-type="string" calcext:value-type="string">
            <text:p>Journal3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  <table:table-cell office:value-type="string" calcext:value-type="string">
            <text:p>Journal4</text:p>
          </table:table-cell>
          <table:table-cell office:value-type="string" calcext:value-type="string">
            <text:p>Journal5</text:p>
          </table:table-cell>
          <table:table-cell office:value-type="string" calcext:value-type="string">
            <text:p>ReadingQuiz6</text:p>
          </table:table-cell>
          <table:table-cell office:value-type="string" calcext:value-type="string">
            <text:p>ReadingQuiz7</text:p>
          </table:table-cell>
        </table:table-row>
        <table:table-row table:style-name="ro1">
          <table:table-cell office:value-type="string" calcext:value-type="string">
            <text:p>Lillian</text:p>
          </table:table-cell>
          <table:table-cell office:value-type="string" calcext:value-type="string">
            <text:p>Ashby</text:p>
          </table:table-cell>
          <table:table-cell office:value-type="string" calcext:value-type="string">
            <text:p>lashby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akken-French</text:p>
          </table:table-cell>
          <table:table-cell office:value-type="string" calcext:value-type="string">
            <text:p>nbakkenf@poets.whittier.edu</text:p>
          </table:table-cell>
          <table:table-cell/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dbrett@poets.whittier.edu</text:p>
          </table:table-cell>
          <table:table-cell/>
          <table:table-cell table:formula="of:=8/24" office:value-type="float" office:value="0.33333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  <table:table-cell table:formula="of:=19.5/27" office:value-type="float" office:value="0.722222222222222" calcext:value-type="float">
            <text:p>0.7222222222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risbee</text:p>
          </table:table-cell>
          <table:table-cell office:value-type="string" calcext:value-type="string">
            <text:p>nbrisbee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vina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kcollin4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4" office:value-type="float" office:value="0.770833333333333" calcext:value-type="float">
            <text:p>0.7708333333</text:p>
          </table:table-cell>
          <table:table-cell table:formula="of:=21.5/27" office:value-type="float" office:value="0.796296296296296" calcext:value-type="float">
            <text:p>0.796296296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tin</text:p>
          </table:table-cell>
          <table:table-cell office:value-type="string" calcext:value-type="string">
            <text:p>Correia</text:p>
          </table:table-cell>
          <table:table-cell office:value-type="string" calcext:value-type="string">
            <text:p>acorreia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7/24" office:value-type="float" office:value="0.708333333333333" calcext:value-type="float">
            <text:p>0.7083333333</text:p>
          </table:table-cell>
          <table:table-cell table:formula="of:=20/27" office:value-type="float" office:value="0.740740740740741" calcext:value-type="float">
            <text:p>0.7407407407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8/20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Cronin</text:p>
          </table:table-cell>
          <table:table-cell office:value-type="string" calcext:value-type="string">
            <text:p>pcronin@poets.whittier.edu</text:p>
          </table:table-cell>
          <table:table-cell/>
          <table:table-cell table:formula="of:=24/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table:formula="of:=27/27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nan</text:p>
          </table:table-cell>
          <table:table-cell office:value-type="string" calcext:value-type="string">
            <text:p>Dooney</text:p>
          </table:table-cell>
          <table:table-cell office:value-type="string" calcext:value-type="string">
            <text:p>rdooney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2/1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Farris</text:p>
          </table:table-cell>
          <table:table-cell office:value-type="string" calcext:value-type="string">
            <text:p>afarris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2/1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Frizzell</text:p>
          </table:table-cell>
          <table:table-cell office:value-type="string" calcext:value-type="string">
            <text:p>sfrizzel@poets.whittier.edu</text:p>
          </table:table-cell>
          <table:table-cell/>
          <table:table-cell table:formula="of:=9/24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17/26" office:value-type="float" office:value="0.653846153846154" calcext:value-type="float">
            <text:p>0.653846153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/24" office:value-type="float" office:value="0.583333333333333" calcext:value-type="float">
            <text:p>0.5833333333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by</text:p>
          </table:table-cell>
          <table:table-cell office:value-type="string" calcext:value-type="string">
            <text:p>Henson</text:p>
          </table:table-cell>
          <table:table-cell office:value-type="string" calcext:value-type="string">
            <text:p>ahenson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20/27" office:value-type="float" office:value="0.740740740740741" calcext:value-type="float">
            <text:p>0.7407407407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Herron</text:p>
          </table:table-cell>
          <table:table-cell office:value-type="string" calcext:value-type="string">
            <text:p>kherron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formula="of:=22/27" office:value-type="float" office:value="0.814814814814815" calcext:value-type="float">
            <text:p>0.8148148148</text:p>
          </table:table-cell>
          <table:table-cell table:formula="of:=9/12" office:value-type="float" office:value="0.75" calcext:value-type="float">
            <text:p>0.75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na</text:p>
          </table:table-cell>
          <table:table-cell office:value-type="string" calcext:value-type="string">
            <text:p>Lakha</text:p>
          </table:table-cell>
          <table:table-cell office:value-type="string" calcext:value-type="string">
            <text:p>alakh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formula="of:=23/27" office:value-type="float" office:value="0.851851851851852" calcext:value-type="float">
            <text:p>0.8518518519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ine</text:p>
          </table:table-cell>
          <table:table-cell office:value-type="string" calcext:value-type="string">
            <text:p>Makurdsik</text:p>
          </table:table-cell>
          <table:table-cell office:value-type="string" calcext:value-type="string">
            <text:p>cmakurds@poets.whittier.edu</text:p>
          </table:table-cell>
          <table:table-cell/>
          <table:table-cell table:formula="of:=17/24" office:value-type="float" office:value="0.708333333333333" calcext:value-type="float">
            <text:p>0.7083333333</text:p>
          </table:table-cell>
          <table:table-cell office:value-type="float" office:value="1" calcext:value-type="float">
            <text:p>1</text:p>
          </table:table-cell>
          <table:table-cell table:formula="of:=15/26" office:value-type="float" office:value="0.576923076923077" calcext:value-type="float">
            <text:p>0.576923076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15/27" office:value-type="float" office:value="0.555555555555556" calcext:value-type="float">
            <text:p>0.5555555556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chen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mniu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3/26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0/24" office:value-type="float" office:value="0.416666666666667" calcext:value-type="float">
            <text:p>0.4166666667</text:p>
          </table:table-cell>
          <table:table-cell table:formula="of:=15.5/27" office:value-type="float" office:value="0.574074074074074" calcext:value-type="float">
            <text:p>0.5740740741</text:p>
          </table:table-cell>
          <table:table-cell table:formula="of:=4.5/12" office:value-type="float" office:value="0.375" calcext:value-type="float">
            <text:p>0.37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Plaza</text:p>
          </table:table-cell>
          <table:table-cell office:value-type="string" calcext:value-type="string">
            <text:p>lplaza@poets.whittier.edu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3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18.5/27" office:value-type="float" office:value="0.685185185185185" calcext:value-type="float">
            <text:p>0.6851851852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ie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hschultz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formula="of:=19/26" office:value-type="float" office:value="0.730769230769231" calcext:value-type="float">
            <text:p>0.7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/24" office:value-type="float" office:value="0.583333333333333" calcext:value-type="float">
            <text:p>0.5833333333</text:p>
          </table:table-cell>
          <table:table-cell table:formula="of:=13/27" office:value-type="float" office:value="0.481481481481481" calcext:value-type="float">
            <text:p>0.4814814815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erna</text:p>
          </table:table-cell>
          <table:table-cell office:value-type="string" calcext:value-type="string">
            <text:p>sserna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table:formula="of:=27/27" office:value-type="float" office:value="1" calcext:value-type="float">
            <text:p>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Tolfa</text:p>
          </table:table-cell>
          <table:table-cell office:value-type="string" calcext:value-type="string">
            <text:p>ntolf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formula="of:=23.5/27" office:value-type="float" office:value="0.87037037037037" calcext:value-type="float">
            <text:p>0.8703703704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ine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cwang2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table:formula="of:=27/27" office:value-type="float" office:value="1" calcext:value-type="float">
            <text:p>1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table:number-columns-repeated="9"/>
          <table:table-cell table:formula="of:=8.5/12" office:value-type="float" office:value="0.708333333333333" calcext:value-type="float">
            <text:p>0.7083333333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10-31">00/00/0000</text:date>, <text:time style:data-style-name="N2" text:time-value="08:18:09.971071671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9-13T10:34:22</meta:creation-date>
    <dc:date>2019-10-31T08:18:44.783942226</dc:date>
    <meta:editing-duration>PT2H40M53S</meta:editing-duration>
    <meta:editing-cycles>17</meta:editing-cycles>
    <meta:document-statistic meta:table-count="1" meta:cell-count="296" meta:object-count="0"/>
  </office:meta>
</office:document-meta>
</file>